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S:</text:p>
      <text:p text:style-name="P1"/>
      <text:p text:style-name="P1">WEB USER (non member) can view restaurants, menus, reviews</text:p>
      <text:p text:style-name="P1">MOBILE USER(non member) can view restaurants, menus, reviews</text:p>
      <text:p text:style-name="P1"/>
      <text:p text:style-name="P1">OWNER – can setup initial account, maintain account, delete account, assign employee to maintain menu.</text:p>
      <text:p text:style-name="P1">EMPLOYEE- can maintain menu, view and process orders</text:p>
      <text:p text:style-name="P1">USER-CUSTOMER(web &amp; mobile) - can setup initial account, maintain account, view restaurants, menus, read <text:s/>and create reviews, order and pay for food</text:p>
      <text:p text:style-name="P1"/>
      <text:p text:style-name="P1">ROLES &amp; DATA MODEL ASSIOCIATIONS</text:p>
      <text:p text:style-name="P1"/>
      <text:p text:style-name="P1">OWNER – Restaurant(crud)</text:p>
      <text:p text:style-name="P1">EMPLOYEE -Restaurant(r), Menu(crud), Order(ru)</text:p>
      <text:p text:style-name="P1">USER-CUSTOMER- Customer(crud), Restaurant(r), Menu(r), Review(cr), Order(c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Fuchs</meta:initial-creator>
    <meta:creation-date>2011-06-07T09:14:21.03</meta:creation-date>
    <dc:date>2011-06-08T15:54:03.13</dc:date>
    <dc:creator>George Fuchs</dc:creator>
    <meta:editing-duration>PT8H54M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81" meta:character-count="604"/>
  </office:meta>
</office:document-meta>
</file>